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15.293cm"/>
    </style:style>
    <style:style style:name="co3" style:family="table-column">
      <style:table-column-properties fo:break-before="auto" style:column-width="8.41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map style:condition="cell-content()!=[.A3]" style:apply-style-name="cf1" style:base-cell-address="Tabelle1.C3"/>
    </style:style>
    <style:style style:name="ce7" style:family="table-cell" style:parent-style-name="Default">
      <style:map style:condition="cell-content()!=[.A35]" style:apply-style-name="cf1" style:base-cell-address="Tabelle1.C35"/>
    </style:style>
    <style:style style:name="ce8" style:family="table-cell" style:parent-style-name="Default">
      <style:map style:condition="cell-content()!=[.B3]" style:apply-style-name="cf2" style:base-cell-address="Tabelle1.D3"/>
    </style:style>
    <style:style style:name="ce9" style:family="table-cell" style:parent-style-name="Default">
      <style:map style:condition="cell-content()!=[.B35]" style:apply-style-name="cf2" style:base-cell-address="Tabelle1.D35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59" table:default-cell-style-name="ce5"/>
        <table:table-column table:style-name="co1" table:number-columns-repeated="960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Version 1</text:p>
          </table:table-cell>
          <table:covered-table-cell/>
          <table:table-cell table:style-name="ce2" office:value-type="string" calcext:value-type="string" table:number-columns-spanned="2" table:number-rows-spanned="1">
            <text:p>Version 2</text:p>
          </table:table-cell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Method2</text:p>
          </table:table-cell>
          <table:table-cell table:style-name="ce4" office:value-type="string" calcext:value-type="string">
            <text:p>URL3</text:p>
          </table:table-cell>
          <table:table-cell table:style-name="ce4" office:value-type="string" calcext:value-type="string">
            <text:p>Additional 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AttributeGroup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AttributeGro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Group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ttributeGroup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ttributeGroup/{id}</text:p>
          </table:table-cell>
          <table:table-cell table:style-name="ce6" office:value-type="string" calcext:value-type="string">
            <text:p>PUT</text:p>
          </table:table-cell>
          <table:table-cell table:style-name="ce8" office:value-type="string" calcext:value-type="string">
            <text:p>AttributeGroup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AttributeGroup/{id}</text:p>
          </table:table-cell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AttributeGroup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Group/{id}/CanDelete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ttributeGroup/{id}/CanDe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Groups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ttributeGrou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Groups/InItem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ttributeGroups/InItem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Groups/NotInItem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ttributeGroups/NotInItem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AttributeType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Attribute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ttribute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ttributeType/{id}</text:p>
          </table:table-cell>
          <table:table-cell table:style-name="ce6" office:value-type="string" calcext:value-type="string">
            <text:p>PUT</text:p>
          </table:table-cell>
          <table:table-cell table:style-name="ce8" office:value-type="string" calcext:value-type="string">
            <text:p>Attribute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AttributeType/{id}</text:p>
          </table:table-cell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Attribute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Type/{id}/Attributes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Type/{id}/CanDelete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ttributeType/{id}/CanDe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ttributeType/{id}/ConvertToItemType</text:p>
          </table:table-cell>
          <table:table-cell table:style-name="ce6" office:value-type="string" calcext:value-type="string">
            <text:p>MOVE</text:p>
          </table:table-cell>
          <table:table-cell table:style-name="ce8" office:value-type="string" calcext:value-type="string">
            <text:p>AttributeType/{id}/ConvertToItemType</text:p>
          </table:table-cell>
          <table:table-cell office:value-type="string" calcext:value-type="string">
            <text:p>Not yet 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Type/{id}/ItemAttributes/Count</text:p>
          </table:table-cell>
          <table:table-cell table:style-name="ce6" office:value-type="string" calcext:value-type="string">
            <text:p>GET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Types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ttributeTy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Types/CorrespondingValuesOf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ttributeTypes/CorrespondingValuesOf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Types/ForGroup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ttributeTypes/ForGroup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ttributeTypes/ForItem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ttributeTypes/ForItem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figurationItem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ConfigurationI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ConfigurationItem/{id}</text:p>
          </table:table-cell>
          <table:table-cell table:style-name="ce6" office:value-type="string" calcext:value-type="string">
            <text:p>PUT</text:p>
          </table:table-cell>
          <table:table-cell table:style-name="ce8" office:value-type="string" calcext:value-type="string">
            <text:p>ConfigurationItem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ConfigurationItem/{id}</text:p>
          </table:table-cell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ConfigurationItem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d}/Attributes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d}/Connectable/{ruleId}</text:p>
          </table:table-cell>
          <table:table-cell table:style-name="ce6" office:value-type="string" calcext:value-type="string">
            <text:p>GET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d}/Connections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/{id}/Conne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d}/Connections/ToLower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/{id}/Connections/To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d}/Connections/ToUpper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/{id}/Connections/ToUp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d}/History</text:p>
          </table:table-cell>
          <table:table-cell table:style-name="ce6" office:value-type="string" calcext:value-type="string">
            <text:p>GET</text:p>
          </table:table-cell>
          <table:table-cell table:style-name="ce8"/>
          <table:table-cell office:value-type="string" calcext:value-type="string">
            <text:p>Not yet 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d}/History/Objects</text:p>
          </table:table-cell>
          <table:table-cell table:style-name="ce6" office:value-type="string" calcext:value-type="string">
            <text:p>GET</text:p>
          </table:table-cell>
          <table:table-cell table:style-name="ce8"/>
          <table:table-cell office:value-type="string" calcext:value-type="string">
            <text:p>Not yet 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d}/Links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d}/ResponibleUsers</text:p>
          </table:table-cell>
          <table:table-cell table:style-name="ce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d}/Responsibility</text:p>
          </table:table-cell>
          <table:table-cell table:style-name="ce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figurationItem/{id}/Responsibility</text:p>
          </table:table-cell>
          <table:table-cell table:style-name="ce7" office:value-type="string" calcext:value-type="string">
            <text:p>POST</text:p>
          </table:table-cell>
          <table:table-cell office:value-type="string" calcext:value-type="string">
            <text:p>ConfigurationItem/{id}/Responsibility</text:p>
          </table:table-cell>
          <table:table-cell office:value-type="string" calcext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ConfigurationItem/{id}/Responsibility</text:p>
          </table:table-cell>
          <table:table-cell table:style-name="ce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ConfigurationItem/{id}/Responsibility</text:p>
          </table:table-cell>
          <table:table-cell table:style-name="ce7" office:value-type="string" calcext:value-type="string">
            <text:p>DELETE</text:p>
          </table:table-cell>
          <table:table-cell office:value-type="string" calcext:value-type="string">
            <text:p>ConfigurationItem/{id}/Responsibility</text:p>
          </table:table-cell>
          <table:table-cell office:value-type="string" calcext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{itemId}/Full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/{itemId}/F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figurationItem/Full</text:p>
          </table:table-cell>
          <table:table-cell table:style-name="ce6" office:value-type="string" calcext:value-type="string">
            <text:p>POST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/type/{itemType}/name/{itemName}</text:p>
          </table:table-cell>
          <table:table-cell table:style-name="ce6" office:value-type="string" calcext:value-type="string">
            <text:p>GET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s</text:p>
          </table:table-cell>
          <table:table-cell table:style-name="ce6" office:value-type="string" calcext:value-type="string">
            <text:p>GET</text:p>
          </table:table-cell>
          <table:table-cell table:style-name="ce8"/>
          <table:table-cell office:value-type="string" calcext:value-type="string">
            <text:p>Added paging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s/{ids}</text:p>
          </table:table-cell>
          <table:table-cell office:value-type="string" calcext:value-type="string">
            <text:p>New meth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s/{items}/Full</text:p>
          </table:table-cell>
          <table:table-cell table:style-name="ce6" office:value-type="string" calcext:value-type="string">
            <text:p>GET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s/Available/{ruleId}/{itemsToConnect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s/Available/{ruleId}/{itemsToConnect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figurationItems/ByType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s/ByType/{type}/Full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s/ByTypes/{typeIds}/Full</text:p>
          </table:table-cell>
          <table:table-cell table:style-name="ce8" office:value-type="string" calcext:value-type="string">
            <text:p>Changed U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s/ByType/{types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s/ByTypes/{typeIds}</text:p>
          </table:table-cell>
          <table:table-cell table:style-name="ce8" office:value-type="string" calcext:value-type="string">
            <text:p>Changed U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figurationItems/ByTypeNames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s/Connectable/{rule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s/Connectable/{rule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s/ConnectableAsLowerItem/item/{item}/rule/{rule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s/ConnectableAsLowerItem/item/{item}/rule/{rul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figurationItems/ConnectableAsUpperItem/item/{item}/rule/{rule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s/ConnectableAsUpperItem/item/{item}/rule/{rul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figurationItems/Search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/{id}/Search/{search}</text:p>
          </table:table-cell>
          <table:table-cell office:value-type="string" calcext:value-type="string">
            <text:p>Not yet 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figurationItems/Search/Full</text:p>
          </table:table-cell>
          <table:table-cell table:style-name="ce6" office:value-type="string" calcext:value-type="string">
            <text:p>GET</text:p>
          </table:table-cell>
          <table:table-cell table:style-name="ce8"/>
          <table:table-cell office:value-type="string" calcext:value-type="string">
            <text:p>Not yet 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figurationItems/Search/Neighbor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figurationItem/{id}/Search/Neighbor/{search}</text:p>
          </table:table-cell>
          <table:table-cell office:value-type="string" calcext:value-type="string">
            <text:p>Not yet 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nection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Conn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Connection/{id}</text:p>
          </table:table-cell>
          <table:table-cell table:style-name="ce6" office:value-type="string" calcext:value-type="string">
            <text:p>PUT</text:p>
          </table:table-cell>
          <table:table-cell table:style-name="ce8" office:value-type="string" calcext:value-type="string">
            <text:p>Connection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Connection/{id}</text:p>
          </table:table-cell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Connection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/upperItem/{upperItem}/connectionType/{connType}/lowerItem/{lowerItem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/upperItem/{upperItem}/connectionType/{connType}/lowerItem/{lowerItem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nectionRule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ConnectionRu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Rul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Rul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ConnectionRule/{id}</text:p>
          </table:table-cell>
          <table:table-cell table:style-name="ce6" office:value-type="string" calcext:value-type="string">
            <text:p>PUT</text:p>
          </table:table-cell>
          <table:table-cell table:style-name="ce8" office:value-type="string" calcext:value-type="string">
            <text:p>ConnectionRul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ConnectionRule/{id}</text:p>
          </table:table-cell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ConnectionRul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Rule/{id}/CanDelete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Rule/{id}/CanDe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Rule/{id}/Connections/Count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Rule/{id}/Connections/Cou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Rule/upperItemType/{upper}/connectionType/{conn}/lowerItemType/{lower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Rule/upperItemType/{upper}/connectionType/{conn}/lowerItemType/{lower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Rules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Ru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Rules/ByLowerItem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Rules/ForLowerItem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Rules/ByUpperItem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Rules/ForUpperItem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Rules/ByUpperItemType/{upper}/ByLowerItemType/{lower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Rules/ForUpperItemType/{upper}/ForLowerItemType/{lower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Rules/ForItem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Rules/ForItem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s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s</text:p>
          </table:table-cell>
          <table:table-cell office:value-type="string" calcext:value-type="string">
            <text:p>New for migration: added pag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nectionType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Connectio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ConnectionType/{id}</text:p>
          </table:table-cell>
          <table:table-cell table:style-name="ce6" office:value-type="string" calcext:value-type="string">
            <text:p>PUT</text:p>
          </table:table-cell>
          <table:table-cell table:style-name="ce8" office:value-type="string" calcext:value-type="string">
            <text:p>Connection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ConnectionType/{id}</text:p>
          </table:table-cell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Connection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Type/{id}/CanDelete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Type/{id}/CanDe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Types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Ty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onnectionTypes/AllowedDownward/item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ConnectionTypes/AllowedDownward/item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ConvertFileToTable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ConvertFileToT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ImportDataTable</text:p>
          </table:table-cell>
          <table:table-cell table:style-name="ce6" office:value-type="string" calcext:value-type="string">
            <text:p>PUT</text:p>
          </table:table-cell>
          <table:table-cell table:style-name="ce8" office:value-type="string" calcext:value-type="string">
            <text:p>ImportDataT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ItemAttribute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ItemAttribute/{id}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ItemAttribute/{id}</text:p>
          </table:table-cell>
          <table:table-cell table:style-name="ce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ItemAttribute/{id}</text:p>
          </table:table-cell>
          <table:table-cell table:style-name="ce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ItemAttribute/item/{item}/attributeType/{attributeType}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ItemAttribute/item/{item}/attributeTypeName/{attributeTypeName}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ItemLink</text:p>
          </table:table-cell>
          <table:table-cell table:style-name="ce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ItemLink/{id}</text:p>
          </table:table-cell>
          <table:table-cell table:style-name="ce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ItemType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Item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Item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Item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ItemType/{id}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Item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ItemType/{id}</text:p>
          </table:table-cell>
          <table:table-cell table:style-name="ce6" office:value-type="string" calcext:value-type="string">
            <text:p>PUT</text:p>
          </table:table-cell>
          <table:table-cell table:style-name="ce8" office:value-type="string" calcext:value-type="string">
            <text:p>Item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ItemType/{id}/CanDelete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ItemType/{id}/CanDele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ItemType/ForLower/{lower}/ConnectionType/{connType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ItemTypes/ForLower/{lower}/ConnectionType/{connTyp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ItemType/ForUpper/{upper}/ConnectionType/{connType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ItemTypes/ForUpper/{upper}/ConnectionType/{connTyp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ItemTypes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ItemTy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ItemTypes/ByAllowedAttributeType/{id}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ItemTypes/ByAllowedAttributeType/{id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MetaData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Meta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roposals/{text}</text:p>
          </table:table-cell>
          <table:table-cell table:style-name="ce6" office:value-type="string" calcext:value-type="string">
            <text:p>GET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Us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User</text:p>
          </table:table-cell>
          <table:table-cell table:style-name="ce6" office:value-type="string" calcext:value-type="string">
            <text:p>PUT</text:p>
          </table:table-cell>
          <table:table-cell table:style-name="ce8" office:value-type="string" calcext:value-type="string">
            <text:p>Us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User/{domain}/{user}/{role}/{deleteResponsibilities}</text:p>
          </table:table-cell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User/{domain}/{user}/{role}/{deleteResponsibilities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User/{user}/{role}/{deleteResponsibilities}</text:p>
          </table:table-cell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User/{user}/{role}/{deleteResponsibilities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User/Current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User/Curr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User/Role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User/R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Users</text:p>
          </table:table-cell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Us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Users</text:p>
          </table:table-cell>
          <table:table-cell table:style-name="ce6" office:value-type="string" calcext:value-type="string">
            <text:p>POST</text:p>
          </table:table-cell>
          <table:table-cell table:style-name="ce8"/>
          <table:table-cell office:value-type="string" calcext:value-type="string">
            <text:p>AD-Ope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Users/search/{searchText}</text:p>
          </table:table-cell>
          <table:table-cell table:style-name="ce6" office:value-type="string" calcext:value-type="string">
            <text:p>GET</text:p>
          </table:table-cell>
          <table:table-cell table:style-name="ce8"/>
          <table:table-cell office:value-type="string" calcext:value-type="string">
            <text:p>AD-Operation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C3:Tabelle1.C34 Tabelle1.C92:Tabelle1.C111 Tabelle1.C88:Tabelle1.C89 Tabelle1.C40:Tabelle1.C85">
            <calcext:condition calcext:apply-style-name="cf1" calcext:value="!=[.A3]" calcext:base-cell-address="Tabelle1.C3"/>
          </calcext:conditional-format>
          <calcext:conditional-format calcext:target-range-address="Tabelle1.C35:Tabelle1.C39 Tabelle1.C86:Tabelle1.C87 Tabelle1.C90:Tabelle1.C91">
            <calcext:condition calcext:apply-style-name="cf1" calcext:value="!=[.A35]" calcext:base-cell-address="Tabelle1.C35"/>
          </calcext:conditional-format>
          <calcext:conditional-format calcext:target-range-address="Tabelle1.D3:Tabelle1.D34 Tabelle1.D40:Tabelle1.D47 Tabelle1.D48:Tabelle1.E50 Tabelle1.D92:Tabelle1.D111 Tabelle1.D88:Tabelle1.D89 Tabelle1.D51:Tabelle1.D85">
            <calcext:condition calcext:apply-style-name="cf2" calcext:value="!=[.B3]" calcext:base-cell-address="Tabelle1.D3"/>
          </calcext:conditional-format>
          <calcext:conditional-format calcext:target-range-address="Tabelle1.D38:Tabelle1.D38 Tabelle1.D35:Tabelle1.D36 Tabelle1.D86:Tabelle1.D87 Tabelle1.D90:Tabelle1.D91">
            <calcext:condition calcext:apply-style-name="cf2" calcext:value="!=[.B35]" calcext:base-cell-address="Tabelle1.D35"/>
          </calcext:conditional-format>
        </calcext:conditional-formats>
      </table:table>
      <table:named-expressions/>
      <table:database-ranges>
        <table:database-range table:name="Tabelle2" table:target-range-address="Tabelle1.A2:Tabelle1.E11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f1" style:family="table-cell" style:parent-style-name="Default" style:data-style-name="N0">
      <style:table-cell-properties fo:background-color="#ffe699"/>
    </style:style>
    <style:style style:name="cf2" style:family="table-cell" style:parent-style-name="Default" style:data-style-name="N0">
      <style:table-cell-properties fo:background-color="#fff2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initial-creator>Michael</meta:initial-creator>
    <meta:creation-date>2020-08-30T16:22:06Z</meta:creation-date>
    <dc:date>2020-09-02T17:25:21.813000000</dc:date>
    <meta:editing-duration>PT10M11S</meta:editing-duration>
    <meta:editing-cycles>1</meta:editing-cycles>
    <meta:document-statistic meta:table-count="1" meta:cell-count="462" meta:object-count="0"/>
  </office:meta>
</office:document-meta>
</file>